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/>
      <table:table table:name="boo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est description</text:p>
          </table:table-cell>
          <table:table-cell office:value-type="string">
            <text:p>estimate</text:p>
          </table:table-cell>
          <table:table-cell office:value-type="string">
            <text:p>implemen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e book 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nd book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nge book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ete book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6.02.2010</text:date>, <text:time>23:48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6T20:15:12</meta:creation-date>
    <dc:date>2010-02-06T23:48:16</dc:date>
    <meta:editing-duration>PT01H52M05S</meta:editing-duration>
    <meta:editing-cycles>7</meta:editing-cycles>
    <meta:generator>OpenOffice.org/3.1$Linux OpenOffice.org_project/310m19$Build-9420</meta:generator>
    <meta:document-statistic meta:table-count="3" meta:cell-count="25" meta:object-count="0"/>
  </office:meta>
</office:document-meta>
</file>